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fo:min-height="3.005cm"/>
    </style:style>
    <style:style style:name="pr2" style:family="presentation" style:parent-style-name="lyt-cool-subtitle">
      <style:graphic-properties draw:fill-color="#ffffff" fo:min-height="11.339cm"/>
    </style:style>
    <style:style style:name="pr3" style:family="presentation" style:parent-style-name="lyt-cool-notes">
      <style:graphic-properties draw:fill-color="#ffffff" fo:min-height="11.409cm"/>
    </style:style>
    <style:style style:name="pr4" style:family="presentation" style:parent-style-name="lyt-cool-title">
      <style:graphic-properties draw:auto-grow-height="true" fo:min-height="3.005cm"/>
    </style:style>
    <style:style style:name="pr5" style:family="presentation" style:parent-style-name="lyt-cool-subtitle">
      <style:graphic-properties draw:fill-color="#ffffff" draw:auto-grow-height="true" fo:min-height="11.339cm"/>
    </style:style>
    <style:style style:name="pr6" style:family="presentation" style:parent-style-name="lyt-cool-notes">
      <style:graphic-properties draw:fill-color="#ffffff" draw:auto-grow-height="true" fo:min-height="11.409cm"/>
    </style:style>
    <style:style style:name="pr7" style:family="presentation" style:parent-style-name="lyt-cool-outline1">
      <style:graphic-properties fo:min-height="11.339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text-properties fo:font-size="20.6000003814697pt"/>
    </style:style>
    <style:style style:name="P4" style:family="paragraph">
      <style:text-properties fo:font-size="32pt" style:font-size-asian="32pt" style:font-size-complex="32pt"/>
    </style:style>
    <style:style style:name="T1" style:family="text">
      <style:text-properties fo:font-size="36pt" style:font-size-asian="36pt" style:font-size-complex="36pt"/>
    </style:style>
    <style:style style:name="T2" style:family="text">
      <style:text-properties fo:color="#666666"/>
    </style:style>
    <style:style style:name="T3" style:family="text">
      <style:text-properties fo:font-weight="bold" style:font-weight-asian="bold" style:font-weight-complex="bold"/>
    </style:style>
    <style:style style:name="T4" style:family="text">
      <style:text-properties fo:font-size="20.6000003814697pt" fo:font-weight="bold" style:font-weight-asian="bold" style:font-weight-complex="bold"/>
    </style:style>
    <style:style style:name="T5" style:family="text">
      <style:text-properties fo:font-size="20.6000003814697pt"/>
    </style:style>
    <style:style style:name="T6" style:family="text">
      <style:text-properties fo:font-size="32pt" style:font-size-asian="32pt" style:font-size-complex="32pt"/>
    </style:style>
    <style:style style:name="T7" style:family="text">
      <style:text-properties style:text-underline-style="solid" style:text-underline-width="auto" style:text-underline-color="font-color"/>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xml:id="id1" draw:id="id1">
        <office:forms form:automatic-focus="false" form:apply-design-mode="false"/>
        <draw:frame presentation:style-name="pr1" draw:layer="layout" svg:width="23.057cm" svg:height="3.005cm" svg:x="1.984cm" svg:y="1.322cm" presentation:class="title" presentation:placeholder="true" presentation:user-transformed="true">
          <draw:text-box/>
        </draw:frame>
        <draw:frame presentation:style-name="pr2" draw:layer="layout" svg:width="23.057cm" svg:height="11.339cm" svg:x="1.984cm" svg:y="5.004cm" presentation:class="subtitle" presentation:user-transformed="true">
          <draw:text-box>
            <text:p><text:span text:style-name="T1">Wybory elektroniczne</text:span></text:p>
            <text:p><text:span text:style-name="T1">TUTORIAL</text:span></text:p>
            <text:p/>
            <text:p><text:span text:style-name="T2">Tomasz Krutak</text:span></text:p>
            <text:p><text:span text:style-name="T2">Maciej Ziarkowski</text:span></text:p>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1T0" xml:id="id2" draw:id="id2">
        <draw:frame presentation:style-name="pr4" draw:text-style-name="P1" draw:layer="layout" svg:width="23.057cm" svg:height="3.005cm" svg:x="1.984cm" svg:y="1.322cm" presentation:class="title" presentation:user-transformed="true">
          <draw:text-box>
            <text:p><text:span text:style-name="T3">Wybory elektroniczne - tutorial</text:span></text:p>
          </draw:text-box>
        </draw:frame>
        <draw:frame presentation:style-name="pr5" draw:text-style-name="P3" draw:layer="layout" svg:width="23.057cm" svg:height="11.339cm" svg:x="1.984cm" svg:y="5.004cm" presentation:class="subtitle">
          <draw:text-box>
            <text:p><text:span text:style-name="T4">Tutorial składa się z trzech części:</text:span></text:p>
            <text:p><text:span text:style-name="T5"/></text:p>
            <text:list text:style-name="L1">
              <text:list-item>
                <text:p text:style-name="P2"><text:span text:style-name="T5">Motywacja (wprowadzenie w problematykę – dla wszystkich)</text:span></text:p>
              </text:list-item>
              <text:list-item>
                <text:p text:style-name="P2"><text:span text:style-name="T5">Protokoły (przedstawia podstawowe protokoły jakie mogą być wykorzystane do implementacji systemów do przeprowadzania wyborów za pośrednictwem internetu. Zostały tu omówione ich słabe i mocne strony. Część dla zainteresowanych)</text:span></text:p>
              </text:list-item>
              <text:list-item>
                <text:p text:style-name="P2"><text:span text:style-name="T5">Matematyka (przedstawia fakty głównie z zakresu arytmetyki modularnej, które wykorzystywane są w kryptografii ze szczególnym naciskiem na wybory elektroniczne, takie jak mechanizm ślepych podpisów)</text:span></text:p>
                <text:p text:style-name="P2"><text:span text:style-name="T5"/></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1T0" xml:id="id3" draw:id="id3">
        <draw:frame presentation:style-name="pr4" draw:layer="layout" svg:width="23.057cm" svg:height="3.005cm" svg:x="1.984cm" svg:y="1.322cm" presentation:class="title">
          <draw:text-box>
            <text:p>Wybory elektroniczne - tutorial</text:p>
          </draw:text-box>
        </draw:frame>
        <draw:frame presentation:style-name="pr2" draw:text-style-name="P4" draw:layer="layout" svg:width="23.057cm" svg:height="11.339cm" svg:x="1.984cm" svg:y="5.004cm" presentation:class="subtitle">
          <draw:text-box>
            <text:p text:style-name="P4"><text:span text:style-name="T6">Część pierwsza:</text:span></text:p>
            <text:p text:style-name="P4"><text:span text:style-name="T6">motywacja</text:span></text:p>
          </draw:text-box>
        </draw:frame>
        <anim:par presentation:node-type="timing-root">
          <anim:par smil:begin="id3.begin">
            <anim:transitionFilter smil:dur="1s" smil:type="fade" smil:subtype="crossfade"/>
          </anim:par>
        </anim:par>
        <presentation:notes draw:style-name="dp2">
          <draw:page-thumbnail draw:style-name="gr1" draw:layer="layout" svg:width="13.705cm" svg:height="10.279cm" svg:x="3.647cm" svg:y="2.853cm" draw:page-number="3" presentation:class="page"/>
          <draw:frame presentation:style-name="pr3"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 xml:id="id4" draw:id="id4">
        <draw:frame presentation:style-name="pr1" draw:layer="layout" svg:width="23.057cm" svg:height="3.005cm" svg:x="1.984cm" svg:y="1.322cm" presentation:class="title" presentation:user-transformed="true">
          <draw:text-box>
            <text:p>Motywacja – Warunki jakie powinny być spełnione.</text:p>
          </draw:text-box>
        </draw:frame>
        <draw:frame presentation:style-name="pr7" draw:layer="layout" svg:width="23.057cm" svg:height="12.196cm" svg:x="1.943cm" svg:y="4.814cm" presentation:class="outline" presentation:user-transformed="true">
          <draw:text-box>
            <text:list text:style-name="L3">
              <text:list-header>
                <text:p>Aby wybory elektroniczne mogły być przeprowadzone w realnym świecie, nie mogą być gorsze pod względem bezpieczeństwa oraz obiektywności od wyborów jakie są przeprowadzane obecnie. Oto warunki jakie w swojej książce wymienia Shneier:</text:p>
              </text:list-header>
              <text:list-item>
                <text:p>Głosować mogą <text:span text:style-name="T7">jedynie</text:span> upoważnieni wyborcy.</text:p>
              </text:list-item>
              <text:list-item>
                <text:p>Nikt nie może głosować więcej niż jeden raz.</text:p>
              </text:list-item>
              <text:list-item>
                <text:p>Nikt nie może ustalić, na kogo głosował dany wyborca.</text:p>
              </text:list-item>
              <text:list-item>
                <text:p>Nikt nie może zduplikować niczyjego głosu.</text:p>
              </text:list-item>
              <text:list-item>
                <text:p>Nikt nie może zmienić niczyjego głosu bez wykrycia tego faktu.</text:p>
              </text:list-item>
              <text:list-item>
                <text:p>Każdy wyborca może upewnić się, że jego głos został podliczony w ostatecznym podsumowaniu wyników wyborów</text:p>
                <text:p/>
                <text:p>Niektóre protokoły dokładają także następujące założenie:</text:p>
              </text:list-item>
              <text:list-item>
                <text:p>Informacja o tym kto wziął udział w głosowaniu jest publicznie dostępna</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3"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 xml:id="id5" draw:id="id5">
        <draw:frame presentation:style-name="pr1" draw:layer="layout" svg:width="23.057cm" svg:height="3.005cm" svg:x="1.984cm" svg:y="1.322cm" presentation:class="title">
          <draw:text-box>
            <text:p>Które z tych warunków spełniają wybory tradycyjne?</text:p>
          </draw:text-box>
        </draw:frame>
        <draw:frame presentation:style-name="pr7" draw:layer="layout" svg:width="23.057cm" svg:height="13.822cm" svg:x="1.984cm" svg:y="5.004cm" presentation:class="outline" presentation:user-transformed="true">
          <draw:text-box>
            <text:list text:style-name="L3">
              <text:list-header>
                <text:p>Pierwsze pytanie jakie przychodzi do głowy jest takie, czy wybory tradycyjne spełniają wszystkie z tych warunków?</text:p>
                <text:p>Oszustwa jakie mogą przyjść do głowy i są ciężkie do wykazania w przypadkach gdy komisję tworzy grupa osób o określonych sympatiach czy takich lub innych interesach / motywacjach to:</text:p>
              </text:list-header>
              <text:list-item>
                <text:p>Głosy można łatwo unieważniać podczas liczenia</text:p>
              </text:list-item>
              <text:list-item>
                <text:p>Można podpisać się po zamknięciu lokalu za osoby, które nie brały udziału w głosowaniu i wykorzystać ich głosy</text:p>
                <text:p>Oszustwa takie w powyżej określonej sytuacji są względnie łatwe do wykonania, a nie są niewykonalne nawet w mniej sprzyjających dla oszustów okolicznościach, a więc klasyczne wybory nie spełniają warunków z punktów 5 i 6.</text:p>
                <text:p>Ponadto można wprowadzić zamieszanie dosypując podrobione głosy, z podrobioną pieczątką do urny. Do sytuacji takiej może dojść w trakcie głosowania w lokalu ale także gdy lokal jest przez noc zamknięty w trakcie wyborów dwudniowych.</text:p>
                <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3"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1" xml:id="id6" draw:id="id6">
        <draw:frame presentation:style-name="pr1" draw:layer="layout" svg:width="23.057cm" svg:height="3.005cm" svg:x="1.984cm" svg:y="1.322cm" presentation:class="title" presentation:user-transformed="true">
          <draw:text-box>
            <text:p>Wybory elektroniczne na świecie</text:p>
          </draw:text-box>
        </draw:frame>
        <draw:frame presentation:style-name="pr7" draw:layer="layout" svg:width="23.057cm" svg:height="11.339cm" svg:x="1.984cm" svg:y="5.004cm" presentation:class="outline" presentation:user-transformed="true">
          <draw:text-box>
            <text:list text:style-name="L3">
              <text:list-item>
                <text:p>W USA są wybory elektroniczne, z tym że dla zwykłego głosującego nie różnią się one zbytnio od klasycznej formy. Musi on przyjść do lokalu gdzie zamiast wrzucić głos do urny wybierze go w kabinie na specjalnej maszynie. Maszyny te różnią się od stanu do stanu a w internecie można znaleźć filmy kręcone na urządzeniach przenośnych pokazujące jak bardzo niedopracowane są to urządzenia. Czasem trudność polega na wbiciu wyboru na karcie dziurkowanej czytanej przez maszynę a czasem na zaznaczeniu wyboru na ekranie dotykowym. Widząc to można zadać sobie pytanie jakie były kryteria wyboru takiego sprzętu, bo na pewno nie są one oczywiste.</text:p>
                <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3"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1" xml:id="id7" draw:id="id7">
        <draw:frame presentation:style-name="pr1" draw:layer="layout" svg:width="23.057cm" svg:height="3.005cm" svg:x="1.984cm" svg:y="1.322cm" presentation:class="title">
          <draw:text-box>
            <text:p>Wybory w polsce – zagrożenia i obawy</text:p>
          </draw:text-box>
        </draw:frame>
        <draw:frame presentation:style-name="pr7" draw:layer="layout" svg:width="23.057cm" svg:height="13.009cm" svg:x="1.984cm" svg:y="5.004cm" presentation:class="outline" presentation:user-transformed="true">
          <draw:text-box>
            <text:list text:style-name="L3">
              <text:list-item>
                <text:p>Polska jest krajem, w którym prawie każde kolejne wybory wzbudzają emocje. Jak zawsze są to emocje związane z wynikiem. Często jednak są powodowane one obawami przed potencjalnymi oszustwami na jakie nieodporny jest obecny system. I nie sposób odmówić im braku podstaw. Łatwo można wyobrazić sobie sytuacje, kiedy członkowie komisji razem z mężem zaufania są znajomymi, pośrednio lub bezpośrednio związanymi z daną partią. Tak jak w przysłowiu okazja czyni złodzieja można powiedzieć podobnie: okazja czyni oszusta. Członek komisji licząc głosy z długopisem w ręku możne praktycznie bezkarnie unieważnić pewną część głosów, gdyż nie ma żadnych świadków ani zapisów oprócz niego i jego raportu, które potwierdzą liczbę nieważnych głosów. Innym przykładem, choć trochę bardziej ryzykownym jest pobranie kart do głosowania za osoby które ich nie wykorzystały. Jeszcze innym, także bezkarnym jest dorzucenie podrobionych głosów do urny.</text:p>
              </text:list-item>
            </text:list>
          </draw:text-box>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3"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1" xml:id="id8" draw:id="id8">
        <draw:frame presentation:style-name="pr1" draw:layer="layout" svg:width="23.057cm" svg:height="3.005cm" svg:x="1.984cm" svg:y="1.322cm" presentation:class="title">
          <draw:text-box>
            <text:p>Świat</text:p>
          </draw:text-box>
        </draw:frame>
        <draw:frame presentation:style-name="pr7" draw:layer="layout" svg:width="23.057cm" svg:height="11.339cm" svg:x="1.984cm" svg:y="5.004cm" presentation:class="outline">
          <draw:text-box>
            <text:list text:style-name="L3">
              <text:list-item>
                <text:p>Przykładem kraju, który wdrożył u siebie procedurę wyborów elektronicznych jest nasz niedaleki sąsiad – Estonia, żartobliwie i nieformalnie nazywany przez siebie E-stonią. Ten system działa i powinien być inspiracją do dalszych badań i poszukiwań dla reszty świata.</text:p>
              </text:list-item>
            </text:list>
          </draw:text-box>
        </draw:frame>
        <anim:par presentation:node-type="timing-root">
          <anim:par smil:begin="id8.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shadow="hidden" draw:shadow-offset-x="0.3cm" draw:shadow-offset-y="0.3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42cm" fo:text-indent="0cm"/>
      <style:text-properties fo:font-size="24pt" style:font-size-asian="28pt" style:font-size-complex="28pt"/>
    </style:style>
    <style:style style:name="Domyślnie-outline3" style:family="presentation" style:parent-style-name="Domyślnie-outline2">
      <style:paragraph-properties fo:margin-left="0cm" fo:margin-right="0cm" fo:margin-top="0cm" fo:margin-bottom="0.257cm" fo:text-indent="0cm"/>
      <style:text-properties fo:font-size="20.6000003814697pt" style:font-size-asian="24pt" style:font-size-complex="24pt"/>
    </style:style>
    <style:style style:name="Domyślnie-outline4" style:family="presentation" style:parent-style-name="Domyślnie-outline3">
      <style:paragraph-properties fo:margin-left="0cm" fo:margin-right="0cm" fo:margin-top="0cm" fo:margin-bottom="0.171cm" fo:text-indent="0cm"/>
      <style:text-properties fo:font-size="17.1000003814697pt" style:font-size-asian="20pt" style:font-size-complex="20pt"/>
    </style:style>
    <style:style style:name="Domyślnie-outline5" style:family="presentation" style:parent-style-name="Domyślnie-outline4">
      <style:paragraph-properties fo:margin-left="0cm" fo:margin-right="0cm" fo:margin-top="0cm" fo:margin-bottom="0.085cm" fo:text-indent="0cm"/>
      <style:text-properties fo:font-size="17.1000003814697pt" style:font-size-asian="20pt" style:font-size-complex="20pt"/>
    </style:style>
    <style:style style:name="Domyślnie-outline6" style:family="presentation" style:parent-style-name="Domyślnie-outline5">
      <style:paragraph-properties fo:margin-left="0cm" fo:margin-right="0cm" fo:margin-top="0cm" fo:margin-bottom="0.085cm" fo:text-indent="0cm"/>
      <style:text-properties fo:font-size="17.1000003814697pt" style:font-size-asian="20pt" style:font-size-complex="20pt"/>
    </style:style>
    <style:style style:name="Domyślnie-outline7" style:family="presentation" style:parent-style-name="Domyślnie-outline6">
      <style:paragraph-properties fo:margin-left="0cm" fo:margin-right="0cm" fo:margin-top="0cm" fo:margin-bottom="0.085cm" fo:text-indent="0cm"/>
      <style:text-properties fo:font-size="17.1000003814697pt" style:font-size-asian="20pt" style:font-size-complex="20pt"/>
    </style:style>
    <style:style style:name="Domyślnie-outline8" style:family="presentation" style:parent-style-name="Domyślnie-outline7">
      <style:paragraph-properties fo:margin-left="0cm" fo:margin-right="0cm" fo:margin-top="0cm" fo:margin-bottom="0.085cm" fo:text-indent="0cm"/>
      <style:text-properties fo:font-size="17.1000003814697pt" style:font-size-asian="20pt" style:font-size-complex="20pt"/>
    </style:style>
    <style:style style:name="Domyślnie-outline9" style:family="presentation" style:parent-style-name="Domyślnie-outline8">
      <style:paragraph-properties fo:margin-left="0cm" fo:margin-right="0cm" fo:margin-top="0cm" fo:margin-bottom="0.085cm" fo:text-indent="0cm"/>
      <style:text-properties fo:font-size="17.1000003814697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style-name="Standard"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685cm"/>
      <style:text-properties fo:font-size="24pt"/>
    </style:style>
    <style:style style:name="lyt-darkblue-outline3" style:family="presentation" style:parent-style-name="lyt-darkblue-outline2">
      <style:paragraph-properties fo:margin-left="0cm" fo:margin-right="0cm" fo:margin-top="0cm" fo:margin-bottom="0cm" fo:text-indent="-0.514cm"/>
      <style:text-properties fo:font-size="20.6000003814697pt"/>
    </style:style>
    <style:style style:name="lyt-darkblue-outline4" style:family="presentation" style:parent-style-name="lyt-darkblue-outline3">
      <style:paragraph-properties fo:margin-left="0cm" fo:margin-right="0cm" fo:margin-top="0cm" fo:margin-bottom="0cm" fo:text-indent="-0.514cm"/>
      <style:text-properties fo:font-size="17.2000007629395pt"/>
    </style:style>
    <style:style style:name="lyt-darkblue-outline5" style:family="presentation" style:parent-style-name="lyt-darkblue-outline4">
      <style:paragraph-properties fo:margin-left="0cm" fo:margin-right="0cm" fo:margin-top="0cm" fo:margin-bottom="0cm" fo:text-indent="-0.514cm"/>
      <style:text-properties fo:font-size="17.2000007629395pt"/>
    </style:style>
    <style:style style:name="lyt-darkblue-outline6" style:family="presentation" style:parent-style-name="lyt-darkblue-outline5">
      <style:paragraph-properties fo:margin-left="0cm" fo:margin-right="0cm" fo:margin-top="0cm" fo:margin-bottom="0cm" fo:text-indent="-0.514cm"/>
      <style:text-properties fo:font-size="17.2000007629395pt"/>
    </style:style>
    <style:style style:name="lyt-darkblue-outline7" style:family="presentation" style:parent-style-name="lyt-darkblue-outline6">
      <style:paragraph-properties fo:margin-left="0cm" fo:margin-right="0cm" fo:margin-top="0cm" fo:margin-bottom="0cm" fo:text-indent="-0.514cm"/>
      <style:text-properties fo:font-size="17.2000007629395pt"/>
    </style:style>
    <style:style style:name="lyt-darkblue-outline8" style:family="presentation" style:parent-style-name="lyt-darkblue-outline7">
      <style:paragraph-properties fo:margin-left="0cm" fo:margin-right="0cm" fo:margin-top="0cm" fo:margin-bottom="0cm" fo:text-indent="-0.514cm"/>
      <style:text-properties fo:font-size="17.2000007629395pt"/>
    </style:style>
    <style:style style:name="lyt-darkblue-outline9" style:family="presentation" style:parent-style-name="lyt-darkblue-outline8">
      <style:paragraph-properties fo:margin-left="0cm" fo:margin-right="0cm" fo:margin-top="0cm" fo:margin-bottom="0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0.6000003814697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685cm"/>
      <style:text-properties fo:font-size="24pt"/>
    </style:style>
    <style:style style:name="lyt-cool-outline3" style:family="presentation" style:parent-style-name="lyt-cool-outline2">
      <style:paragraph-properties fo:margin-left="0cm" fo:margin-right="0cm" fo:margin-top="0cm" fo:margin-bottom="0cm" fo:text-indent="-0.514cm"/>
      <style:text-properties fo:font-size="20.6000003814697pt"/>
    </style:style>
    <style:style style:name="lyt-cool-outline4" style:family="presentation" style:parent-style-name="lyt-cool-outline3">
      <style:paragraph-properties fo:margin-left="0cm" fo:margin-right="0cm" fo:margin-top="0cm" fo:margin-bottom="0cm" fo:text-indent="-0.514cm"/>
      <style:text-properties fo:font-size="17.2000007629395pt"/>
    </style:style>
    <style:style style:name="lyt-cool-outline5" style:family="presentation" style:parent-style-name="lyt-cool-outline4">
      <style:paragraph-properties fo:margin-left="0cm" fo:margin-right="0cm" fo:margin-top="0cm" fo:margin-bottom="0cm" fo:text-indent="-0.514cm"/>
      <style:text-properties fo:font-size="17.2000007629395pt"/>
    </style:style>
    <style:style style:name="lyt-cool-outline6" style:family="presentation" style:parent-style-name="lyt-cool-outline5">
      <style:paragraph-properties fo:margin-left="0cm" fo:margin-right="0cm" fo:margin-top="0cm" fo:margin-bottom="0cm" fo:text-indent="-0.514cm"/>
      <style:text-properties fo:font-size="17.2000007629395pt"/>
    </style:style>
    <style:style style:name="lyt-cool-outline7" style:family="presentation" style:parent-style-name="lyt-cool-outline6">
      <style:paragraph-properties fo:margin-left="0cm" fo:margin-right="0cm" fo:margin-top="0cm" fo:margin-bottom="0cm" fo:text-indent="-0.514cm"/>
      <style:text-properties fo:font-size="17.2000007629395pt"/>
    </style:style>
    <style:style style:name="lyt-cool-outline8" style:family="presentation" style:parent-style-name="lyt-cool-outline7">
      <style:paragraph-properties fo:margin-left="0cm" fo:margin-right="0cm" fo:margin-top="0cm" fo:margin-bottom="0cm" fo:text-indent="-0.514cm"/>
      <style:text-properties fo:font-size="17.2000007629395pt"/>
    </style:style>
    <style:style style:name="lyt-cool-outline9" style:family="presentation" style:parent-style-name="lyt-cool-outline8">
      <style:paragraph-properties fo:margin-left="0cm" fo:margin-right="0cm" fo:margin-top="0cm" fo:margin-bottom="0cm" fo:text-indent="-0.514cm"/>
      <style:text-properties fo:font-size="17.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0.6000003814697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omyślnie" style:page-layout-name="PM1" draw:style-name="Mdp1">
      <draw:frame presentation:style-name="Domyślnie-title" draw:layer="backgroundobjects" svg:width="24.299cm" svg:height="3.005cm" svg:x="1.35cm" svg:y="0.717cm" presentation:class="title" presentation:placeholder="true">
        <draw:text-box/>
      </draw:frame>
      <draw:frame presentation:style-name="Domyślnie-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lyt-darkblue" style:page-layout-name="PM1" draw:style-name="Mdp2">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frame>
      <draw:rect draw:style-name="Mgr3" draw:text-style-name="MP4" draw:layer="backgroundobjects" svg:width="25.059cm" svg:height="0.231cm" svg:x="1.942cm" svg:y="16.849cm">
        <text:p/>
      </draw:rect>
      <draw:rect draw:style-name="Mgr3" draw:text-style-name="MP4" draw:layer="backgroundobjects" svg:width="21.676cm" svg:height="0.231cm" svg:x="5.324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5.914cm" svg:height="13.49cm" svg:x="1.085cm" svg:y="4.509cm">
        <text:p/>
      </draw:rect>
      <draw:frame presentation:style-name="lyt-cool-title" draw:layer="backgroundobjects" svg:width="23.057cm" svg:height="3.005cm" svg:x="1.984cm" svg:y="1.322cm" presentation:class="title" presentation:placeholder="true">
        <draw:text-box draw:corner-radius="0.001cm"/>
      </draw:frame>
      <draw:frame presentation:style-name="lyt-cool-outline1" draw:layer="backgroundobjects" svg:width="23.057cm" svg:height="11.339cm" svg:x="1.984cm" svg:y="5.004cm" presentation:class="outline" presentation:placeholder="true">
        <draw:text-box draw:corner-radius="0.001cm"/>
      </draw:frame>
      <draw:rect presentation:style-name="Mpr5" draw:text-style-name="MP4" draw:layer="backgroundobjects" svg:width="0.486cm" svg:height="2.186cm" svg:x="0.001cm" svg:y="0.001cm">
        <text:p/>
      </draw:rect>
      <draw:rect presentation:style-name="Mpr5" draw:text-style-name="MP4" draw:layer="backgroundobjects" svg:width="0.486cm" svg:height="2.186cm" svg:x="0.001cm" svg:y="5.67cm">
        <text:p/>
      </draw:rect>
      <draw:rect presentation:style-name="Mpr5" draw:text-style-name="MP4" draw:layer="backgroundobjects" svg:width="0.486cm" svg:height="2.186cm" svg:x="0.001cm" svg:y="2.782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2-15T18:02:19.87</meta:creation-date>
    <meta:editing-duration>PT4H11M6S</meta:editing-duration>
    <meta:editing-cycles>29</meta:editing-cycles>
    <dc:date>2012-12-27T20:58:12.67</dc:date>
    <meta:generator>OpenOffice.org/3.3$Win32 OpenOffice.org_project/330m20$Build-9567</meta:generator>
    <dc:creator>Maciej Ziarkowski</dc:creator>
    <meta:document-statistic meta:object-count="67"/>
  </office:meta>
</office:document-meta>
</file>